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0781e" officeooo:paragraph-rsid="0010781e"/>
    </style:style>
    <style:style style:name="P2" style:family="paragraph" style:parent-style-name="Heading_20_1">
      <style:text-properties officeooo:rsid="0011ca2a" officeooo:paragraph-rsid="0011ca2a"/>
    </style:style>
    <style:style style:name="P3" style:family="paragraph" style:parent-style-name="Heading_20_1">
      <style:text-properties officeooo:rsid="0013941a" officeooo:paragraph-rsid="0013941a"/>
    </style:style>
    <style:style style:name="P4" style:family="paragraph" style:parent-style-name="Heading_20_1">
      <style:text-properties officeooo:rsid="0017f12b" officeooo:paragraph-rsid="0017f12b"/>
    </style:style>
    <style:style style:name="P5" style:family="paragraph" style:parent-style-name="Heading_20_1">
      <style:text-properties officeooo:rsid="0019fa54" officeooo:paragraph-rsid="0019fa54"/>
    </style:style>
    <style:style style:name="P6" style:family="paragraph" style:parent-style-name="Heading_20_1">
      <style:text-properties officeooo:rsid="001e752e" officeooo:paragraph-rsid="001e752e"/>
    </style:style>
    <style:style style:name="P7" style:family="paragraph" style:parent-style-name="Standard">
      <style:text-properties officeooo:rsid="0010781e" officeooo:paragraph-rsid="0010781e"/>
    </style:style>
    <style:style style:name="P8" style:family="paragraph" style:parent-style-name="Standard">
      <style:text-properties officeooo:rsid="0010e412" officeooo:paragraph-rsid="0010e412"/>
    </style:style>
    <style:style style:name="P9" style:family="paragraph" style:parent-style-name="Standard">
      <style:text-properties officeooo:rsid="0011ca2a" officeooo:paragraph-rsid="0011ca2a"/>
    </style:style>
    <style:style style:name="P10" style:family="paragraph" style:parent-style-name="Standard">
      <style:text-properties officeooo:rsid="0011cd1d" officeooo:paragraph-rsid="0011cd1d"/>
    </style:style>
    <style:style style:name="P11" style:family="paragraph" style:parent-style-name="Standard">
      <style:text-properties officeooo:rsid="00133bca" officeooo:paragraph-rsid="00133bca"/>
    </style:style>
    <style:style style:name="P12" style:family="paragraph" style:parent-style-name="Standard">
      <style:text-properties officeooo:rsid="0013941a" officeooo:paragraph-rsid="0013941a"/>
    </style:style>
    <style:style style:name="P13" style:family="paragraph" style:parent-style-name="Standard">
      <style:text-properties officeooo:rsid="0014df77" officeooo:paragraph-rsid="0014df77"/>
    </style:style>
    <style:style style:name="P14" style:family="paragraph" style:parent-style-name="Standard">
      <style:text-properties officeooo:rsid="0016bb25" officeooo:paragraph-rsid="0016bb25"/>
    </style:style>
    <style:style style:name="P15" style:family="paragraph" style:parent-style-name="Standard">
      <style:text-properties officeooo:rsid="0017f12b" officeooo:paragraph-rsid="0017f12b"/>
    </style:style>
    <style:style style:name="P16" style:family="paragraph" style:parent-style-name="Standard">
      <style:text-properties officeooo:rsid="0019fa54" officeooo:paragraph-rsid="0019fa54"/>
    </style:style>
    <style:style style:name="P17" style:family="paragraph" style:parent-style-name="Standard">
      <style:text-properties officeooo:paragraph-rsid="0019fa54"/>
    </style:style>
    <style:style style:name="P18" style:family="paragraph" style:parent-style-name="Standard">
      <style:text-properties officeooo:rsid="001bacb1" officeooo:paragraph-rsid="001bacb1"/>
    </style:style>
    <style:style style:name="P19" style:family="paragraph" style:parent-style-name="Standard">
      <style:text-properties officeooo:rsid="001d2ecf" officeooo:paragraph-rsid="001d2ecf"/>
    </style:style>
    <style:style style:name="P20" style:family="paragraph" style:parent-style-name="Standard">
      <style:text-properties officeooo:rsid="001e752e" officeooo:paragraph-rsid="001e752e"/>
    </style:style>
    <style:style style:name="P21" style:family="paragraph" style:parent-style-name="Standard">
      <style:text-properties officeooo:rsid="002050ea" officeooo:paragraph-rsid="002050ea"/>
    </style:style>
    <style:style style:name="P22" style:family="paragraph" style:parent-style-name="Standard">
      <style:text-properties officeooo:rsid="00220232" officeooo:paragraph-rsid="00220232"/>
    </style:style>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text-properties officeooo:rsid="0023b943" officeooo:paragraph-rsid="0023b943"/>
    </style:style>
    <style:style style:name="P30" style:family="paragraph" style:parent-style-name="Text_20_body" style:list-style-name="L8"/>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2">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Text_20_body" style:list-style-name="L8">
      <style:paragraph-properties fo:margin-top="0cm" fo:margin-bottom="0cm" loext:contextual-spacing="false"/>
    </style:style>
    <style:style style:name="P37" style:family="paragraph" style:parent-style-name="Heading_20_1">
      <style:text-properties officeooo:rsid="0023b943" officeooo:paragraph-rsid="0023b943"/>
    </style:style>
    <style:style style:name="T1" style:family="text">
      <style:text-properties officeooo:rsid="0019fa54"/>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2.648cm" draw:z-index="0">
        <draw:text-box fo:min-height="0.787cm">
          <text:p text:style-name="Text_20_body"/>
        </draw:text-box>
      </draw:frame>
      <draw:frame draw:style-name="fr2" draw:name="Frame2" text:anchor-type="page" text:anchor-page-number="1" svg:x="0cm" svg:y="0cm" svg:width="0.041cm" style:rel-width="100%" svg:height="0.041cm" draw:z-index="1">
        <draw:text-box fo:min-height="100%">
          <text:p text:style-name="Text_20_body"/>
        </draw:text-box>
      </draw:frame>
      <text:p text:style-name="Standard"><text:s text:c="55"/>Building deep learning models with keras</text:p>
      <text:h text:style-name="Heading_20_1" text:outline-level="1">Understanding your data</text:h>
      <text:p text:style-name="Text_20_body">You will soon start building models in Keras to predict wages based on various professional and demographic factors. Before you start building a model, it's good to understand your data by performing some exploratory analysis.</text:p>
      <text:p text:style-name="Text_20_body">The data is pre-loaded into a pandas DataFrame called <text:span text:style-name="Source_20_Text">df</text:span>. Use the <text:span text:style-name="Source_20_Text">.head()</text:span> and <text:span text:style-name="Source_20_Text">.describe()</text:span> methods in the IPython Shell for a quick overview of the DataFrame.</text:p>
      <text:p text:style-name="Text_20_body">The target variable you'll be predicting is <text:span text:style-name="Source_20_Text">wage_per_hour</text:span>. Some of the predictor variables are binary indicators, where a value of 1 represents <text:span text:style-name="Source_20_Text">True</text:span>, and 0 represents <text:span text:style-name="Source_20_Text">False</text:span>.</text:p>
      <text:p text:style-name="Text_20_body">Of the 9 predictor variables in the DataFrame, how many are binary indicators? The min and max values as shown by <text:span text:style-name="Source_20_Text">.describe()</text:span> will be informative here. How many binary indicator predictors are there?</text:p>
      <text:h text:style-name="Heading_20_5" text:outline-level="5">Instructions</text:h>
      <text:p text:style-name="Text_20_body">50xp</text:p>
      <text:h text:style-name="Heading_20_5" text:outline-level="5">Instructions</text:h>
      <text:p text:style-name="Text_20_body">50xp</text:p>
      <text:h text:style-name="Heading_20_5" text:outline-level="5">Possible Answers</text:h>
      <text:list xml:id="list6264772783374606472" text:style-name="L1">
        <text:list-item>
          <text:p text:style-name="P31">0.</text:p>
          <text:p text:style-name="P31">press </text:p>
        </text:list-item>
        <text:list-item>
          <text:p text:style-name="P31">5.</text:p>
          <text:p text:style-name="P31">press </text:p>
        </text:list-item>
        <text:list-item>
          <text:p text:style-name="P23">6.</text:p>
        </text:list-item>
      </text:list>
      <text:p text:style-name="P7">answer=6</text:p>
      <text:p text:style-name="P7"/>
      <text:p text:style-name="P7">&gt;&gt;&gt;&gt;&gt;&gt;&gt;&gt;&gt;&gt;&gt;&gt;&gt;&gt;&gt;&gt;&gt;&gt;&gt;&gt;&gt;&gt;&gt;&gt;&gt;&gt;&gt;&gt;&gt;&gt;&gt;&gt;&gt;&gt;&gt;&gt;&gt;&gt;&gt;&gt;&gt;&gt;&gt;&gt;&gt;&gt;&gt;&gt;&gt;&gt;&gt;&gt;&gt;&gt;&gt;&gt;&gt;&gt;&gt;&gt;&gt;&gt;&gt;&gt;</text:p>
      <text:h text:style-name="P1" text:outline-level="1">Specifying a model</text:h>
      <text:p text:style-name="Text_20_body">Now you'll get to work with your first model in Keras, and will immediately be able to run more complex neural network models on larger datasets compared to the first two chapters.</text:p>
      <text:p text:style-name="Text_20_body">To start, you'll take the skeleton of a neural network and add a hidden layer and an output layer. You'll then fit that model and see Keras do the optimization so your model continually gets better.</text:p>
      <text:p text:style-name="Text_20_body">As a start, you'll predict workers w</text:p>
      <text:p text:style-name="P29">&gt;&gt;&gt;&gt;&gt;&gt;&gt;&gt;&gt;&gt;&gt;&gt;&gt;&gt;&gt;&gt;&gt;&gt;&gt;&gt;&gt;&gt;&gt;&gt;&gt;&gt;&gt;&gt;&gt;&gt;&gt;&gt;&gt;&gt;&gt;&gt;&gt;&gt;&gt;&gt;&gt;&gt;&gt;&gt;&gt;&gt;&gt;&gt;&gt;&gt;&gt;&gt;&gt;&gt;&gt;&gt;&gt;&gt;&gt;&gt;&gt;&gt;&gt;&gt;&gt;&gt;&gt;</text:p>
      <text:h text:style-name="P37" text:outline-level="1"><text:soft-page-break/>Specifying a model</text:h>
      <text:p text:style-name="Text_20_body">Now you'll get to work with your first model in Keras, and will immediately be able to run more complex neural network models on larger datasets compared to the first two chapters.</text:p>
      <text:p text:style-name="Text_20_body">To start, you'll take the skeleton of a neural network and add a hidden layer and an output layer. You'll then fit that model and see Keras do the optimization so your model continually gets better.</text:p>
      <text:p text:style-name="Text_20_body">As a start, you'll predict workers wages based on characteristics like their industry, education and level of experience. You can find the dataset in a pandas dataframe called <text:span text:style-name="Source_20_Text">df</text:span>. For convenience, everything in <text:span text:style-name="Source_20_Text">df</text:span> except for the target has been converted to a NumPy matrix called <text:span text:style-name="Source_20_Text">predictors</text:span>. The target, <text:span text:style-name="Source_20_Text">wage_per_hour</text:span>, is available as a NumPy matrix called <text:span text:style-name="Source_20_Text">target</text:span>.</text:p>
      <text:p text:style-name="Text_20_body">For all exercises in this chapter, we've imported the <text:span text:style-name="Source_20_Text">Sequential</text:span> model constructor, the <text:span text:style-name="Source_20_Text">Dense</text:span> layer constructor, and pandas.</text:p>
      <text:h text:style-name="Heading_20_5" text:outline-level="5">Instructions</text:h>
      <text:p text:style-name="Text_20_body">100xp</text:p>
      <text:h text:style-name="Heading_20_5" text:outline-level="5">Instructions</text:h>
      <text:p text:style-name="Text_20_body">100xp</text:p>
      <text:list xml:id="list5313983964901368442" text:style-name="L8">
        <text:list-item>
          <text:p text:style-name="P36">Store the number of columns in the <text:span text:style-name="Source_20_Text">predictors</text:span> data to <text:span text:style-name="Source_20_Text">n_cols</text:span>. This has been done for you. </text:p>
        </text:list-item>
        <text:list-item>
          <text:p text:style-name="P36">Start by creating a <text:span text:style-name="Source_20_Text">Sequential</text:span> model called <text:span text:style-name="Source_20_Text">model</text:span>. </text:p>
        </text:list-item>
        <text:list-item>
          <text:p text:style-name="P36">Use the <text:span text:style-name="Source_20_Text">.add()</text:span> method on <text:span text:style-name="Source_20_Text">model</text:span> to add a <text:span text:style-name="Source_20_Text">Dense</text:span> layer.</text:p>
          <text:list>
            <text:list-item>
              <text:p text:style-name="P36">Add <text:span text:style-name="Source_20_Text">50</text:span> units, specify <text:span text:style-name="Source_20_Text">activation='relu'</text:span>, and the <text:span text:style-name="Source_20_Text">input_shape</text:span> parameter to be the tuple <text:span text:style-name="Source_20_Text">(n_cols,)</text:span> which means it has <text:span text:style-name="Source_20_Text">n_cols</text:span> items in each row of data, and any number of rows of data are acceptable as inputs.</text:p>
            </text:list-item>
          </text:list>
        </text:list-item>
        <text:list-item>
          <text:p text:style-name="P36">Add another <text:span text:style-name="Source_20_Text">Dense</text:span> layer. This should have <text:span text:style-name="Source_20_Text">32</text:span> units and a <text:span text:style-name="Source_20_Text">'relu'</text:span> activation. </text:p>
        </text:list-item>
        <text:list-item>
          <text:p text:style-name="P30">Finally, add an output layer, which is a <text:span text:style-name="Source_20_Text">Dense</text:span> layer with a single node. Don't use any activation function here. </text:p>
        </text:list-item>
      </text:list>
      <text:p text:style-name="P29"/>
      <text:p text:style-name="P8">SOLUTION</text:p>
      <text:p text:style-name="P8"># Import necessary modules</text:p>
      <text:p text:style-name="P8">import keras</text:p>
      <text:p text:style-name="P8">from keras.layers import Dense</text:p>
      <text:p text:style-name="P8">from keras.models import Sequential</text:p>
      <text:p text:style-name="P8"/>
      <text:p text:style-name="P8"># Save the number of columns in predictors: n_cols</text:p>
      <text:p text:style-name="P8">n_cols = predictors.shape[1]</text:p>
      <text:p text:style-name="P8"/>
      <text:p text:style-name="P8"># Set up the model: model</text:p>
      <text:p text:style-name="P8">model = Sequential()</text:p>
      <text:p text:style-name="P8"/>
      <text:p text:style-name="P8"><text:soft-page-break/># Add the first layer</text:p>
      <text:p text:style-name="P8">model.add(Dense(50, activation='relu', input_shape=(n_cols,)))</text:p>
      <text:p text:style-name="P8"/>
      <text:p text:style-name="P8"># Add the second layer</text:p>
      <text:p text:style-name="P8">model.add(Dense(32, activation='relu', input_shape=(n_cols,)))</text:p>
      <text:p text:style-name="P8"/>
      <text:p text:style-name="P8"># Add the output layer</text:p>
      <text:p text:style-name="P8">model.add(Dense(1))</text:p>
      <text:p text:style-name="P8"/>
      <text:p text:style-name="P8"/>
      <text:p text:style-name="P9">&gt;&gt;&gt;&gt;&gt;&gt;&gt;&gt;&gt;&gt;&gt;&gt;&gt;&gt;&gt;&gt;&gt;&gt;&gt;&gt;&gt;&gt;&gt;&gt;&gt;&gt;&gt;&gt;&gt;&gt;&gt;&gt;&gt;&gt;&gt;&gt;&gt;&gt;&gt;&gt;&gt;&gt;&gt;&gt;&gt;&gt;&gt;&gt;&gt;&gt;&gt;&gt;&gt;&gt;&gt;&gt;&gt;&gt;&gt;&gt;&gt;&gt;&gt;&gt;&gt;&gt;&gt;&gt;</text:p>
      <text:h text:style-name="P2" text:outline-level="1">Compiling the model</text:h>
      <text:p text:style-name="Text_20_body">You're now going to compile the model you specified earlier. To compile the model, you need to specify the optimizer and loss function to use. In the video, Dan mentioned that the Adam optimizer is an excellent choice. You can read more about it as well as other keras optimizers <text:a xlink:type="simple" xlink:href="https://keras.io/optimizers/#adam" office:target-frame-name="_blank" xlink:show="new" text:style-name="Internet_20_link" text:visited-style-name="Visited_20_Internet_20_Link">here</text:a>, and if you are really curious to learn more, you can read the <text:a xlink:type="simple" xlink:href="https://arxiv.org/abs/1412.6980v8" office:target-frame-name="_blank" xlink:show="new" text:style-name="Internet_20_link" text:visited-style-name="Visited_20_Internet_20_Link">original paper</text:a> that introduced the Adam optimizer.</text:p>
      <text:p text:style-name="Text_20_body">In this exercise, you'll use the Adam optimizer and the mean squared error loss function. Go for it!</text:p>
      <text:h text:style-name="Heading_20_5" text:outline-level="5">Instructions</text:h>
      <text:p text:style-name="Text_20_body">100xp</text:p>
      <text:list xml:id="list2460961022640900004" text:style-name="L3">
        <text:list-item>
          <text:p text:style-name="P24">Compile the model using <text:span text:style-name="Source_20_Text">model.compile()</text:span>. Your <text:span text:style-name="Source_20_Text">optimizer</text:span> should be <text:span text:style-name="Source_20_Text">'adam'</text:span> and the <text:span text:style-name="Source_20_Text">loss</text:span> should be <text:span text:style-name="Source_20_Text">'mean_squared_error'</text:span>. </text:p>
        </text:list-item>
      </text:list>
      <text:p text:style-name="P10">&gt;&gt;SOLUTIONS</text:p>
      <text:p text:style-name="P10"/>
      <text:p text:style-name="P11"># Import necessary modules</text:p>
      <text:p text:style-name="P11">import keras</text:p>
      <text:p text:style-name="P11">from keras.layers import Dense</text:p>
      <text:p text:style-name="P11">from keras.models import Sequential</text:p>
      <text:p text:style-name="P11"/>
      <text:p text:style-name="P11"># Specify the model</text:p>
      <text:p text:style-name="P11">n_cols = predictors.shape[1]</text:p>
      <text:p text:style-name="P11">model = Sequential()</text:p>
      <text:p text:style-name="P11">model.add(Dense(50, activation='relu', input_shape = (n_cols,)))</text:p>
      <text:p text:style-name="P11">model.add(Dense(32, activation='relu'))</text:p>
      <text:p text:style-name="P11">model.add(Dense(1))</text:p>
      <text:p text:style-name="P11"/>
      <text:p text:style-name="P11"># Compile the model</text:p>
      <text:p text:style-name="P11">model.compile(optimizer='adam', loss='mean_squared_error')</text:p>
      <text:p text:style-name="P11"/>
      <text:p text:style-name="P11"># Verify that model contains information from compiling</text:p>
      <text:p text:style-name="P11">print("Loss function: " + model.loss)</text:p>
      <text:p text:style-name="P11"/>
      <text:p text:style-name="P12">&gt;&gt;&gt;&gt;&gt;&gt;&gt;&gt;&gt;&gt;&gt;&gt;&gt;&gt;&gt;&gt;&gt;&gt;&gt;&gt;&gt;&gt;&gt;&gt;&gt;&gt;&gt;&gt;&gt;&gt;&gt;&gt;&gt;&gt;&gt;&gt;&gt;&gt;&gt;&gt;&gt;&gt;&gt;&gt;&gt;&gt;&gt;&gt;&gt;&gt;&gt;&gt;&gt;&gt;&gt;&gt;&gt;&gt;&gt;&gt;&gt;&gt;&gt;&gt;&gt;</text:p>
      <text:h text:style-name="P3" text:outline-level="1"><text:soft-page-break/>Fitting the model</text:h>
      <text:p text:style-name="Text_20_body">You're at the most fun part. You'll now fit the model. Recall that the data to be used as predictive features is loaded in a NumPy matrix called <text:span text:style-name="Source_20_Text">predictors</text:span> and the data to be predicted is stored in a NumPy matrix called <text:span text:style-name="Source_20_Text">target</text:span>. Your <text:span text:style-name="Source_20_Text">model</text:span> is pre-written and it has been compiled with the code from the previous exercise.</text:p>
      <text:h text:style-name="Heading_20_5" text:outline-level="5">Instructions</text:h>
      <text:p text:style-name="Text_20_body">100xp</text:p>
      <text:list xml:id="list7404991344501343174" text:style-name="L4">
        <text:list-item>
          <text:p text:style-name="P25">Fit the <text:span text:style-name="Source_20_Text">model</text:span>. Remember that the first argument is the predictive features (<text:span text:style-name="Source_20_Text">predictors</text:span>), and the data to be predicted (<text:span text:style-name="Source_20_Text">target</text:span>) is the second argument. </text:p>
        </text:list-item>
      </text:list>
      <text:p text:style-name="P12"/>
      <text:p text:style-name="P13">SOLUTIONS:</text:p>
      <text:p text:style-name="P14"># Import necessary modules</text:p>
      <text:p text:style-name="P14">import keras</text:p>
      <text:p text:style-name="P14">from keras.layers import Dense</text:p>
      <text:p text:style-name="P14">from keras.models import Sequential</text:p>
      <text:p text:style-name="P14"/>
      <text:p text:style-name="P14"># Specify the model</text:p>
      <text:p text:style-name="P14">n_cols = predictors.shape[1]</text:p>
      <text:p text:style-name="P14">model = Sequential()</text:p>
      <text:p text:style-name="P14">model.add(Dense(50, activation='relu', input_shape = (n_cols,)))</text:p>
      <text:p text:style-name="P14">model.add(Dense(32, activation='relu'))</text:p>
      <text:p text:style-name="P14">model.add(Dense(1))</text:p>
      <text:p text:style-name="P14"/>
      <text:p text:style-name="P14"># Compile the model</text:p>
      <text:p text:style-name="P14">model.compile(optimizer='adam', loss='mean_squared_error')</text:p>
      <text:p text:style-name="P14"/>
      <text:p text:style-name="P14"># Fit the model</text:p>
      <text:p text:style-name="P14">model.fit(predictors, target)</text:p>
      <text:p text:style-name="P14"/>
      <text:p text:style-name="P15">&gt;&gt;&gt;&gt;&gt;&gt;&gt;&gt;&gt;&gt;&gt;&gt;&gt;&gt;&gt;&gt;&gt;&gt;&gt;&gt;&gt;&gt;&gt;&gt;&gt;&gt;&gt;&gt;&gt;&gt;&gt;&gt;&gt;&gt;&gt;&gt;&gt;&gt;&gt;&gt;&gt;&gt;&gt;&gt;&gt;&gt;&gt;&gt;&gt;&gt;&gt;&gt;&gt;&gt;&gt;&gt;&gt;&gt;&gt;&gt;&gt;&gt;&gt;&gt;&gt;&gt;&gt;&gt;&gt;&gt;&gt;</text:p>
      <text:h text:style-name="P4" text:outline-level="1">Understanding your classification data</text:h>
      <text:p text:style-name="Text_20_body">Now you will start modeling with a new dataset for a classification problem. This data includes information about passengers on the Titanic. You will use predictors such as <text:span text:style-name="Source_20_Text">age</text:span>, <text:span text:style-name="Source_20_Text">fare</text:span> and where each passenger embarked from to predict who will survive. This data is from <text:a xlink:type="simple" xlink:href="https://www.kaggle.com/c/titanic" office:target-frame-name="_blank" xlink:show="new" text:style-name="Internet_20_link" text:visited-style-name="Visited_20_Internet_20_Link">a tutorial on data science competitions</text:a>. Look <text:a xlink:type="simple" xlink:href="https://www.kaggle.com/c/titanic/data" office:target-frame-name="_blank" xlink:show="new" text:style-name="Internet_20_link" text:visited-style-name="Visited_20_Internet_20_Link">here</text:a> for descriptions of the features.</text:p>
      <text:p text:style-name="Text_20_body">The data is pre-loaded in a pandas DataFrame called <text:span text:style-name="Source_20_Text">df</text:span>.</text:p>
      <text:p text:style-name="Text_20_body">It's smart to review the maximum and minimum values of each variable to ensure the data isn't misformatted or corrupted. What was the maximum age of passengers on the Titanic? Use the <text:span text:style-name="Source_20_Text">.describe()</text:span> method in the IPython Shell to answer this question.</text:p>
      <text:h text:style-name="Heading_20_5" text:outline-level="5"><text:soft-page-break/>Instructions</text:h>
      <text:p text:style-name="Text_20_body">50xp</text:p>
      <text:h text:style-name="Heading_20_5" text:outline-level="5">Possible Answers</text:h>
      <text:list xml:id="list3706588285645045611" text:style-name="L5">
        <text:list-item>
          <text:p text:style-name="P33">29.699.</text:p>
          <text:p text:style-name="P33">press </text:p>
        </text:list-item>
        <text:list-item>
          <text:p text:style-name="P33">80.</text:p>
          <text:p text:style-name="P33">press </text:p>
        </text:list-item>
        <text:list-item>
          <text:p text:style-name="P33">891.</text:p>
          <text:p text:style-name="P33">press </text:p>
        </text:list-item>
        <text:list-item>
          <text:p text:style-name="P33">It is not listed.</text:p>
          <text:p text:style-name="P26">press </text:p>
        </text:list-item>
      </text:list>
      <text:p text:style-name="P17"><text:span text:style-name="T1">&gt;&gt;</text:span>Exactly! The maximum age in the data is <text:span text:style-name="Source_20_Text">80</text:span>.</text:p>
      <text:p text:style-name="P17"/>
      <text:p text:style-name="P16">&gt;&gt;&gt;&gt;&gt;&gt;&gt;&gt;&gt;&gt;&gt;&gt;&gt;&gt;&gt;&gt;&gt;&gt;&gt;&gt;&gt;&gt;&gt;&gt;&gt;&gt;&gt;&gt;&gt;&gt;&gt;&gt;&gt;&gt;&gt;&gt;&gt;&gt;&gt;&gt;&gt;&gt;&gt;&gt;&gt;&gt;&gt;&gt;&gt;&gt;&gt;&gt;&gt;&gt;&gt;&gt;&gt;&gt;&gt;&gt;&gt;&gt;&gt;&gt;&gt;&gt;&gt;&gt;&gt;&gt;&gt;</text:p>
      <text:h text:style-name="P5" text:outline-level="1">Last steps in classification models</text:h>
      <text:p text:style-name="Text_20_body">You'll now create a classification model using the titanic dataset, which has been pre-loaded into a DataFrame called <text:span text:style-name="Source_20_Text">df</text:span>. You'll take information about the passengers and predict which ones survived. </text:p>
      <text:p text:style-name="Text_20_body">The predictive variables are stored in a NumPy array <text:span text:style-name="Source_20_Text">predictors</text:span>. The target to predict is in <text:span text:style-name="Source_20_Text">df.survived</text:span>, though you'll have to manipulate it for keras. The number of predictive features is stored in <text:span text:style-name="Source_20_Text">n_cols</text:span>. </text:p>
      <text:p text:style-name="Text_20_body">Here, you'll use the <text:span text:style-name="Source_20_Text">'sgd'</text:span> optimizer, which stands for <text:a xlink:type="simple" xlink:href="https://en.wikipedia.org/wiki/Stochastic_gradient_descent" office:target-frame-name="_blank" xlink:show="new" text:style-name="Internet_20_link" text:visited-style-name="Visited_20_Internet_20_Link">Stochastic Gradient Descent</text:a>. You'll learn more about this in the next chapter!</text:p>
      <text:h text:style-name="Heading_20_5" text:outline-level="5">Instructions</text:h>
      <text:p text:style-name="Text_20_body">100xp</text:p>
      <text:list xml:id="list2707996777072650593" text:style-name="L6">
        <text:list-item>
          <text:p text:style-name="P34">Convert <text:span text:style-name="Source_20_Text">df.survived</text:span> to a categorical variable using the <text:span text:style-name="Source_20_Text">to_categorical()</text:span> function. </text:p>
        </text:list-item>
        <text:list-item>
          <text:p text:style-name="P34">Specify a <text:span text:style-name="Source_20_Text">Sequential</text:span> model called <text:span text:style-name="Source_20_Text">model</text:span>. </text:p>
        </text:list-item>
        <text:list-item>
          <text:p text:style-name="P34">Add a <text:span text:style-name="Source_20_Text">Dense</text:span> layer with <text:span text:style-name="Source_20_Text">32</text:span> nodes. Use <text:span text:style-name="Source_20_Text">'relu'</text:span> as the <text:span text:style-name="Source_20_Text">activation</text:span> and <text:span text:style-name="Source_20_Text">(n_cols,)</text:span> as the <text:span text:style-name="Source_20_Text">input_shape</text:span>. </text:p>
        </text:list-item>
        <text:list-item>
          <text:p text:style-name="P34">Add the <text:span text:style-name="Source_20_Text">Dense</text:span> output layer. Because there are two outcomes, it should have 2 units, and because it is a classification model, the <text:span text:style-name="Source_20_Text">activation</text:span> should be <text:span text:style-name="Source_20_Text">'softmax'</text:span>. </text:p>
        </text:list-item>
        <text:list-item>
          <text:p text:style-name="P34">Compile the model, using <text:span text:style-name="Source_20_Text">'sgd'</text:span> as the <text:span text:style-name="Source_20_Text">optimizer</text:span>, <text:span text:style-name="Source_20_Text">'categorical_crossentropy'</text:span> as the loss function, and <text:span text:style-name="Source_20_Text">metrics=['accuracy']</text:span> to see the accuracy (what fraction of predictions were correct) at the end of each epoch. </text:p>
        </text:list-item>
        <text:list-item>
          <text:p text:style-name="P27"><text:soft-page-break/>Fit the model using the <text:span text:style-name="Source_20_Text">predictors</text:span> and the <text:span text:style-name="Source_20_Text">target</text:span>. </text:p>
        </text:list-item>
      </text:list>
      <text:p text:style-name="P18">SOLUTIONS&gt;</text:p>
      <text:p text:style-name="P19"># Import necessary modules</text:p>
      <text:p text:style-name="P19">import keras</text:p>
      <text:p text:style-name="P19">from keras.layers import Dense</text:p>
      <text:p text:style-name="P19">from keras.models import Sequential</text:p>
      <text:p text:style-name="P19">from keras.utils import to_categorical</text:p>
      <text:p text:style-name="P19"/>
      <text:p text:style-name="P19"># Convert the target to categorical: target</text:p>
      <text:p text:style-name="P19">target = <text:s/>to_categorical(df.survived)</text:p>
      <text:p text:style-name="P19"/>
      <text:p text:style-name="P19"># Set up the model</text:p>
      <text:p text:style-name="P19">model = Sequential()</text:p>
      <text:p text:style-name="P19"/>
      <text:p text:style-name="P19"># Add the first layer</text:p>
      <text:p text:style-name="P19">model.add(Dense(32, activation='relu', input_shape=(n_cols,)))</text:p>
      <text:p text:style-name="P19"/>
      <text:p text:style-name="P19"># Add the output layer</text:p>
      <text:p text:style-name="P19">model.add(Dense(2, <text:s/>activation='softmax'))</text:p>
      <text:p text:style-name="P19"/>
      <text:p text:style-name="P19"># Compile the model</text:p>
      <text:p text:style-name="P19">model.compile(optimizer='sgd', loss='categorical_crossentropy', metrics=['accuracy'])</text:p>
      <text:p text:style-name="P19"/>
      <text:p text:style-name="P19"># Fit the model</text:p>
      <text:p text:style-name="P19">model.fit(predictors, target)</text:p>
      <text:p text:style-name="P19"/>
      <text:p text:style-name="P19">&gt;&gt;&gt;&gt;&gt;&gt;&gt;&gt;&gt;&gt;&gt;&gt;&gt;&gt;&gt;&gt;&gt;&gt;&gt;&gt;&gt;&gt;&gt;&gt;&gt;&gt;&gt;&gt;&gt;&gt;&gt;&gt;&gt;&gt;&gt;&gt;&gt;&gt;&gt;&gt;&gt;&gt;&gt;&gt;&gt;&gt;&gt;&gt;&gt;&gt;&gt;&gt;&gt;&gt;&gt;&gt;&gt;</text:p>
      <text:p text:style-name="P20">&gt;&gt;&gt;&gt;&gt;&gt;&gt;&gt;&gt;&gt;&gt;&gt;&gt;&gt;&gt;&gt;&gt;&gt;&gt;&gt;&gt;&gt;&gt;&gt;&gt;&gt;&gt;&gt;&gt;&gt;&gt;&gt;&gt;&gt;&gt;&gt;&gt;&gt;&gt;&gt;&gt;&gt;&gt;&gt;&gt;&gt;&gt;&gt;&gt;&gt;&gt;&gt;&gt;&gt;&gt;&gt;&gt;&gt;&gt;&gt;&gt;&gt;&gt;&gt;&gt;&gt;&gt;&gt;&gt;&gt;</text:p>
      <text:h text:style-name="P6" text:outline-level="1">Making predictions</text:h>
      <text:p text:style-name="Text_20_body">The trained network from your previous coding exercise is now stored as <text:span text:style-name="Source_20_Text">model</text:span>. New data to make predictions is stored in a NumPy array as <text:span text:style-name="Source_20_Text">pred_data</text:span>. Use <text:span text:style-name="Source_20_Text">model</text:span> to make predictions on your new data.</text:p>
      <text:p text:style-name="Text_20_body">In this exercise, your predictions will be probabilities, which is the most common way for data scientists to communicate their predictions to colleagues.</text:p>
      <text:h text:style-name="Heading_20_5" text:outline-level="5">Instructions</text:h>
      <text:p text:style-name="Text_20_body">100xp</text:p>
      <text:list xml:id="list3203063583293855632" text:style-name="L7">
        <text:list-item>
          <text:p text:style-name="P35">Create your predictions using the model's <text:span text:style-name="Source_20_Text">.predict()</text:span> method on <text:span text:style-name="Source_20_Text">pred_data</text:span>. </text:p>
        </text:list-item>
        <text:list-item>
          <text:p text:style-name="P28">Use NumPy indexing to find the column corresponding to predicted probabilities of survival being True. This is the second <text:span text:style-name="Emphasis">column</text:span> (index <text:span text:style-name="Source_20_Text">1</text:span>) of <text:span text:style-name="Source_20_Text">predictions</text:span>. Store the result in <text:span text:style-name="Source_20_Text">predicted_prob_true</text:span> and print it. </text:p>
        </text:list-item>
      </text:list>
      <text:p text:style-name="P21">SOLUTIONS</text:p>
      <text:p text:style-name="P21"># Specify, compile, and fit the model</text:p>
      <text:p text:style-name="P21"><text:soft-page-break/>model = Sequential()</text:p>
      <text:p text:style-name="P21">model.add(Dense(32, activation='relu', input_shape = (n_cols,)))</text:p>
      <text:p text:style-name="P21">model.add(Dense(2, activation='softmax'))</text:p>
      <text:p text:style-name="P21">model.compile(optimizer='sgd', </text:p>
      <text:p text:style-name="P21"><text:s text:c="14"/>loss='categorical_crossentropy', </text:p>
      <text:p text:style-name="P21"><text:s text:c="14"/>metrics=['accuracy'])</text:p>
      <text:p text:style-name="P21">model.fit(predictors, target)</text:p>
      <text:p text:style-name="P21"/>
      <text:p text:style-name="P21"># Calculate predictions: predictions</text:p>
      <text:p text:style-name="P21">predictions = model.predict(pred_data)</text:p>
      <text:p text:style-name="P21"/>
      <text:p text:style-name="P21"># Calculate predicted probability of survival: predicted_prob_true</text:p>
      <text:p text:style-name="P21">predicted_prob_true = predictions[:,1]</text:p>
      <text:p text:style-name="P21"/>
      <text:p text:style-name="P21"># print predicted_prob_true</text:p>
      <text:p text:style-name="P21">print(predicted_prob_true)</text:p>
      <text:p text:style-name="P21"/>
      <text:p text:style-name="P22">&gt;&gt;&gt;&gt;&gt;&gt;&gt;&gt;&gt;&gt;&gt;&gt;&gt;&gt;&gt;&gt;&gt;&gt;&gt;&gt;&gt;&gt;&gt;&gt;&gt;&gt;&gt;&gt;&gt;&gt;&gt;&gt;&gt;&gt;&gt;&gt;&gt;&gt;&gt;&gt;&gt;&gt;&gt;&gt;&gt;&gt;&gt;&gt;&gt;&gt;&gt;&gt;&gt;&gt;&gt;&gt;&gt;&gt;&gt;&gt;&gt;&gt;&gt;&gt;&g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21:40:25.249651617</meta:creation-date>
    <dc:date>2018-03-03T22:14:00.346713382</dc:date>
    <meta:editing-duration>PT31M38S</meta:editing-duration>
    <meta:editing-cycles>19</meta:editing-cycles>
    <meta:generator>LibreOffice/5.1.6.2$Linux_X86_64 LibreOffice_project/10m0$Build-2</meta:generator>
    <meta:document-statistic meta:table-count="0" meta:image-count="0" meta:object-count="0" meta:page-count="7" meta:paragraph-count="169" meta:word-count="1411" meta:character-count="9847" meta:non-whitespace-character-count="8525"/>
  </office:meta>
</office:document-meta>
</file>